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Group">
      <style:graphic-properties draw:textarea-vertical-align="top" draw:auto-grow-height="false"/>
    </style:style>
    <style:style style:name="gr2" style:family="graphic" style:parent-style-name="State">
      <style:graphic-properties svg:stroke-color="#000000" draw:auto-grow-height="false"/>
    </style:style>
    <style:style style:name="gr3" style:family="graphic" style:parent-style-name="State_20_Payload_20_link">
      <style:graphic-properties draw:auto-grow-height="false"/>
    </style:style>
    <style:style style:name="gr4" style:family="graphic" style:parent-style-name="State_20_arrow">
      <style:graphic-properties draw:stroke="dash" draw:stroke-dash="Dashed_20__28_var_29_"/>
    </style:style>
    <style:style style:name="gr5" style:family="graphic" style:parent-style-name="State">
      <style:graphic-properties draw:stroke="none" svg:stroke-color="#000000" draw:fill="none" draw:fill-color="#ffffff" draw:textarea-horizontal-align="left" draw:auto-grow-height="true" draw:auto-grow-width="false" fo:min-height="0.416cm" fo:min-width="1.225cm"/>
    </style:style>
    <style:style style:name="gr6" style:family="graphic" style:parent-style-name="world_20_state">
      <style:graphic-properties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Andale Mono" fo:font-weight="bold" style:font-weight-asian="bold" style:font-weight-complex="bold"/>
    </style:style>
    <style:style style:name="T5" style:family="text">
      <style:text-properties style:use-window-font-color="true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5.101cm" svg:x="1cm" svg:y="24.074cm">
          <text:p text:style-name="P1">end of benchmark</text:p>
          <draw:enhanced-geometry svg:viewBox="0 0 21600 21600" draw:path-stretchpoint-x="10800" draw:path-stretchpoint-y="10800" draw:text-areas="?f3 ?f4 ?f5 ?f6" draw:mirror-horizontal="false" draw:mirror-vertical="false" draw:type="round-rectangle" draw:modifiers="2142.2187377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827cm" svg:height="2.711cm" svg:x="1cm" svg:y="21.193cm">
          <text:p text:style-name="P1">last segment</text:p>
          <draw:enhanced-geometry svg:viewBox="0 0 21600 21600" draw:path-stretchpoint-x="10800" draw:path-stretchpoint-y="10800" draw:text-areas="?f3 ?f4 ?f5 ?f6" draw:mirror-horizontal="false" draw:mirror-vertical="false" draw:type="round-rectangle" draw:modifiers="4085.84070796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827cm" svg:height="7.83cm" svg:x="1cm" svg:y="12.473cm">
          <text:p text:style-name="P1"><text:span text:style-name="T1">i-th</text:span> segment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57.06806282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827cm" svg:height="7.83cm" svg:x="1cm" svg:y="4.473cm">
          <text:p text:style-name="P1">first segment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57.06806282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827cm" svg:height="3.429cm" svg:x="1cm" svg:y="0.873cm">
          <text:p text:style-name="P1">start up</text:p>
          <draw:enhanced-geometry svg:viewBox="0 0 21600 21600" draw:path-stretchpoint-x="10800" draw:path-stretchpoint-y="10800" draw:text-areas="?f3 ?f4 ?f5 ?f6" draw:mirror-horizontal="false" draw:mirror-vertical="false" draw:type="round-rectangle" draw:modifiers="3110.903790087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966cm" svg:height="1.15cm" svg:x="1.635cm" svg:y="1.06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te_20_arrow" draw:text-style-name="P1" xml:id="id29" draw:id="id29" draw:layer="layout" svg:x1="4.118cm" svg:y1="2.212cm" svg:x2="4.118cm" svg:y2="2.96cm" draw:start-shape="id1" draw:start-glue-point="8" draw:end-shape="id2" draw:end-glue-point="4" svg:d="M4118 2212v748" svg:viewBox="0 0 1 749">
          <text:p/>
        </draw:connector>
        <draw:custom-shape draw:style-name="gr2" draw:text-style-name="P1" xml:id="id2" draw:id="id2" draw:layer="layout" svg:width="4.966cm" svg:height="1.15cm" svg:x="1.635cm" svg:y="2.96cm">
          <text:p text:style-name="P1">WAIT 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te_20_arrow" draw:text-style-name="P1" draw:layer="layout" svg:x1="4.118cm" svg:y1="4.11cm" svg:x2="4.118cm" svg:y2="4.872cm" draw:start-shape="id2" draw:start-glue-point="8" draw:end-shape="id3" draw:end-glue-point="4" svg:d="M4118 4110v762" svg:viewBox="0 0 1 763">
          <text:p/>
        </draw:connector>
        <draw:custom-shape draw:style-name="gr2" draw:text-style-name="P1" xml:id="id3" draw:id="id3" draw:layer="layout" svg:width="4.966cm" svg:height="1.15cm" svg:x="1.635cm" svg:y="4.872cm">
          <text:p text:style-name="P1">R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te_20_arrow" draw:text-style-name="P1" draw:layer="layout" svg:x1="4.118cm" svg:y1="6.022cm" svg:x2="4.118cm" svg:y2="6.777cm" draw:start-shape="id3" draw:start-glue-point="8" draw:end-shape="id4" draw:end-glue-point="4" svg:d="M4118 6022v755" svg:viewBox="0 0 1 756">
          <text:p/>
        </draw:connector>
        <draw:custom-shape draw:style-name="gr2" draw:text-style-name="P1" xml:id="id4" draw:id="id4" draw:layer="layout" svg:width="4.966cm" svg:height="1.15cm" svg:x="1.635cm" svg:y="6.777cm">
          <text:p text:style-name="P1">TRANSMITTING GO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te_20_arrow" draw:text-style-name="P1" draw:layer="layout" svg:x1="4.118cm" svg:y1="7.927cm" svg:x2="4.118cm" svg:y2="8.675cm" draw:start-shape="id4" draw:start-glue-point="8" draw:end-shape="id5" draw:end-glue-point="4" svg:d="M4118 7927v748" svg:viewBox="0 0 1 749">
          <text:p/>
        </draw:connector>
        <draw:custom-shape draw:style-name="gr2" draw:text-style-name="P1" xml:id="id5" draw:id="id5" draw:layer="layout" svg:width="4.966cm" svg:height="1.15cm" svg:x="1.635cm" svg:y="8.675cm">
          <text:p text:style-name="P1">EXECUTING GO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te_20_arrow" draw:text-style-name="P1" draw:layer="layout" svg:x1="4.118cm" svg:y1="9.825cm" svg:x2="4.118cm" svg:y2="10.573cm" draw:start-shape="id5" draw:start-glue-point="8" draw:end-shape="id6" draw:end-glue-point="4" svg:d="M4118 9825v748" svg:viewBox="0 0 1 749">
          <text:p/>
        </draw:connector>
        <draw:custom-shape draw:style-name="gr2" draw:text-style-name="P1" xml:id="id6" draw:id="id6" draw:layer="layout" svg:width="4.966cm" svg:height="1.15cm" svg:x="1.635cm" svg:y="10.573cm">
          <text:p text:style-name="P1">WAITING 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te_20_arrow" draw:text-style-name="P1" xml:id="id16" draw:id="id16" draw:layer="layout" svg:x1="4.118cm" svg:y1="11.723cm" svg:x2="4.118cm" svg:y2="12.785cm" draw:start-shape="id6" draw:start-glue-point="8" draw:end-shape="id7" draw:end-glue-point="4" svg:d="M4118 11723v1062" svg:viewBox="0 0 1 1063">
          <text:p/>
        </draw:connector>
        <draw:custom-shape draw:style-name="gr2" draw:text-style-name="P1" xml:id="id7" draw:id="id7" draw:layer="layout" svg:width="4.966cm" svg:height="1.15cm" svg:x="1.635cm" svg:y="12.785cm">
          <text:p text:style-name="P1">R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te_20_arrow" draw:text-style-name="P1" draw:layer="layout" svg:x1="4.118cm" svg:y1="13.935cm" svg:x2="4.118cm" svg:y2="14.69cm" draw:start-shape="id7" draw:start-glue-point="8" draw:end-shape="id8" draw:end-glue-point="4" svg:d="M4118 13935v755" svg:viewBox="0 0 1 756">
          <text:p/>
        </draw:connector>
        <draw:custom-shape draw:style-name="gr2" draw:text-style-name="P1" xml:id="id8" draw:id="id8" draw:layer="layout" svg:width="4.966cm" svg:height="1.15cm" svg:x="1.635cm" svg:y="14.69cm">
          <text:p text:style-name="P1">TRANSMITTING GO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te_20_arrow" draw:text-style-name="P1" draw:layer="layout" svg:x1="4.118cm" svg:y1="15.84cm" svg:x2="4.118cm" svg:y2="16.602cm" draw:start-shape="id8" draw:start-glue-point="8" draw:end-shape="id9" draw:end-glue-point="4" svg:d="M4118 15840v762" svg:viewBox="0 0 1 763">
          <text:p/>
        </draw:connector>
        <draw:custom-shape draw:style-name="gr2" draw:text-style-name="P1" xml:id="id9" draw:id="id9" draw:layer="layout" svg:width="4.966cm" svg:height="1.15cm" svg:x="1.635cm" svg:y="16.602cm">
          <text:p text:style-name="P1">EXECUTING GO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te_20_arrow" draw:text-style-name="P1" draw:layer="layout" svg:x1="4.118cm" svg:y1="17.752cm" svg:x2="4.118cm" svg:y2="18.5cm" draw:start-shape="id9" draw:start-glue-point="8" draw:end-shape="id10" draw:end-glue-point="4" svg:d="M4118 17752v748" svg:viewBox="0 0 1 749">
          <text:p/>
        </draw:connector>
        <draw:custom-shape draw:style-name="gr2" draw:text-style-name="P1" xml:id="id10" draw:id="id10" draw:layer="layout" svg:width="4.966cm" svg:height="1.15cm" svg:x="1.635cm" svg:y="18.5cm">
          <text:p text:style-name="P1">WAITING 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4.966cm" svg:height="1.15cm" svg:x="1.635cm" svg:y="24.402cm">
          <text:p text:style-name="P1">R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te_20_arrow" draw:text-style-name="P1" draw:layer="layout" svg:x1="4.118cm" svg:y1="25.552cm" svg:x2="4.118cm" svg:y2="26.071cm" draw:start-shape="id11" draw:start-glue-point="8" draw:end-shape="id12" draw:end-glue-point="4" svg:d="M4118 25552v519" svg:viewBox="0 0 1 520">
          <text:p/>
        </draw:connector>
        <draw:custom-shape draw:style-name="gr2" draw:text-style-name="P1" xml:id="id12" draw:id="id12" draw:layer="layout" svg:width="4.966cm" svg:height="1.15cm" svg:x="1.635cm" svg:y="26.071cm">
          <text:p text:style-name="P1">TRANSMITTING S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te_20_arrow" draw:text-style-name="P1" draw:layer="layout" svg:x1="4.118cm" svg:y1="27.221cm" svg:x2="4.118cm" svg:y2="27.717cm" draw:start-shape="id12" draw:start-glue-point="8" draw:end-shape="id13" draw:end-glue-point="4" svg:d="M4118 27221v496" svg:viewBox="0 0 1 497">
          <text:p/>
        </draw:connector>
        <draw:custom-shape draw:style-name="gr2" draw:text-style-name="P1" xml:id="id13" draw:id="id13" draw:layer="layout" svg:width="4.966cm" svg:height="1.15cm" svg:x="1.635cm" svg:y="27.71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te_20_Payload_20_link" draw:text-style-name="P1" draw:layer="layout" svg:x1="6.601cm" svg:y1="7.352cm" svg:x2="7.469cm" svg:y2="7.352cm" draw:start-shape="id4" draw:start-glue-point="10" draw:end-shape="id14" draw:end-glue-point="3" svg:d="M6601 7352h868" svg:viewBox="0 0 869 1">
          <text:p/>
        </draw:connector>
        <draw:custom-shape draw:style-name="gr3" draw:text-style-name="P1" xml:id="id14" draw:id="id14" draw:layer="layout" svg:width="4.191cm" svg:height="0.889cm" draw:transform="skewX (0.00855211333477222) translate (7.477cm 6.908cm)">
          <text:p text:style-name="P1">list of waypoints</text:p>
          <draw:enhanced-geometry svg:viewBox="0 0 21600 21600" draw:type="rectangle" draw:enhanced-path="M 0 0 L 21600 0 21600 21600 0 21600 0 0 Z N"/>
        </draw:custom-shape>
        <draw:connector draw:style-name="State_20_Payload_20_link" draw:text-style-name="P1" draw:layer="layout" svg:x1="6.601cm" svg:y1="15.265cm" svg:x2="7.456cm" svg:y2="15.266cm" draw:start-shape="id8" draw:start-glue-point="10" draw:end-shape="id15" draw:end-glue-point="3" svg:d="M6601 15265h440v1h415" svg:viewBox="0 0 856 2">
          <text:p/>
        </draw:connector>
        <draw:custom-shape draw:style-name="gr3" draw:text-style-name="P1" xml:id="id15" draw:id="id15" draw:layer="layout" svg:width="4.191cm" svg:height="0.889cm" draw:transform="skewX (0.00855211333477222) translate (7.464cm 14.822cm)">
          <text:p text:style-name="P1">ø</text:p>
          <draw:enhanced-geometry svg:viewBox="0 0 21600 21600" draw:type="rectangle" draw:enhanced-path="M 0 0 L 21600 0 21600 21600 0 21600 0 0 Z N"/>
        </draw:custom-shape>
        <draw:connector draw:style-name="State_20_Payload_20_link" draw:text-style-name="P1" draw:layer="layout" draw:line-skew="1.138cm" svg:x1="4.118cm" svg:y1="12.254cm" svg:x2="7.456cm" svg:y2="11.106cm" draw:start-shape="id16" draw:start-glue-point="0" draw:end-shape="id17" draw:end-glue-point="3" svg:d="M4118 12254h2851v-1148h487" svg:viewBox="0 0 3339 1149">
          <text:p/>
        </draw:connector>
        <draw:custom-shape draw:style-name="gr3" draw:text-style-name="P1" xml:id="id17" draw:id="id17" draw:layer="layout" svg:width="4.191cm" svg:height="0.889cm" draw:transform="skewX (0.00855211333477222) translate (7.464cm 10.662cm)">
          <text:p text:style-name="P1">reached waypoint 0</text:p>
          <draw:enhanced-geometry svg:viewBox="0 0 21600 21600" draw:type="rectangle" draw:enhanced-path="M 0 0 L 21600 0 21600 21600 0 21600 0 0 Z N"/>
        </draw:custom-shape>
        <draw:connector draw:style-name="State_20_Payload_20_link" draw:text-style-name="P1" draw:layer="layout" draw:line-skew="1.137cm" svg:x1="4.118cm" svg:y1="19.969cm" svg:x2="7.456cm" svg:y2="19.071cm" draw:start-shape="id18" draw:start-glue-point="0" draw:end-shape="id19" draw:end-glue-point="3" svg:d="M4118 19969h2851v-898h487" svg:viewBox="0 0 3339 899">
          <text:p/>
        </draw:connector>
        <draw:custom-shape draw:style-name="gr3" draw:text-style-name="P1" xml:id="id19" draw:id="id19" draw:layer="layout" svg:width="4.191cm" svg:height="0.889cm" draw:transform="skewX (0.00855211333477222) translate (7.464cm 18.627cm)">
          <text:p text:style-name="P1">reached waypoint <text:span text:style-name="T1">i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19cm" svg:y1="20.701cm" svg:x2="4.118cm" svg:y2="22.262cm" draw:start-shape="id18" draw:start-glue-point="3" draw:end-shape="id20" draw:end-glue-point="4" svg:d="M4119 20701v762h-1v799" svg:viewBox="0 0 2 1562">
          <text:p/>
        </draw:connector>
        <draw:custom-shape draw:style-name="gr2" draw:text-style-name="P1" xml:id="id20" draw:id="id20" draw:layer="layout" svg:width="4.966cm" svg:height="1.15cm" svg:x="1.635cm" svg:y="22.262cm">
          <text:p text:style-name="P1">WAITING 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te_20_Payload_20_link" draw:text-style-name="P1" draw:layer="layout" draw:line-skew="1.138cm" svg:x1="4.118cm" svg:y1="23.907cm" svg:x2="7.456cm" svg:y2="22.983cm" draw:start-shape="id21" draw:start-glue-point="0" draw:end-shape="id22" draw:end-glue-point="3" svg:d="M4118 23907h2851v-924h487" svg:viewBox="0 0 3339 925">
          <text:p/>
        </draw:connector>
        <draw:custom-shape draw:style-name="gr3" draw:text-style-name="P1" xml:id="id22" draw:id="id22" draw:layer="layout" svg:width="4.191cm" svg:height="0.889cm" draw:transform="skewX (0.00855211333477222) translate (7.464cm 22.539cm)">
          <text:p text:style-name="P1">reached waypoint n</text:p>
          <draw:enhanced-geometry svg:viewBox="0 0 21600 21600" draw:type="rectangle" draw:enhanced-path="M 0 0 L 21600 0 21600 21600 0 21600 0 0 Z N"/>
        </draw:custom-shape>
        <draw:connector draw:style-name="State_20_arrow" draw:text-style-name="P1" xml:id="id21" draw:id="id21" draw:layer="layout" svg:x1="4.118cm" svg:y1="23.412cm" svg:x2="4.118cm" svg:y2="24.402cm" draw:start-shape="id20" draw:start-glue-point="8" draw:end-shape="id11" draw:end-glue-point="4" svg:d="M4118 23412v990" svg:viewBox="0 0 1 991">
          <text:p/>
        </draw:connector>
        <draw:connector draw:style-name="State_20_arrow" draw:text-style-name="P1" xml:id="id18" draw:id="id18" draw:layer="layout" draw:line-skew="-0.476cm" svg:x1="4.118cm" svg:y1="19.65cm" svg:x2="4.119cm" svg:y2="20.701cm" draw:start-shape="id10" draw:start-glue-point="8" svg:d="M4118 19650v319h1v732" svg:viewBox="0 0 2 1052">
          <text:p/>
        </draw:connector>
        <draw:frame draw:style-name="gr5" draw:layer="layout" svg:width="1.907cm" svg:height="1.195cm" svg:x="14.589cm" svg:y="13.695cm">
          <draw:text-box>
            <text:p/>
          </draw:text-box>
        </draw:frame>
        <draw:custom-shape draw:style-name="gr6" draw:text-style-name="P3" xml:id="id30" draw:id="id30" draw:layer="layout" svg:width="5.842cm" svg:height="1.778cm" svg:x="14.843cm" svg:y="1.696cm">
          <text:p text:style-name="P2"><text:span text:style-name="T2">Robot in starting position and the transform marker-robot is measured.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23" draw:id="id23" draw:layer="layout" svg:width="5.85cm" svg:height="1.778cm" svg:x="14.835cm" svg:y="6.46cm">
          <text:p text:style-name="P2"><text:span text:style-name="T2">Robot receives the list of waypoints and start moving toward waypoint</text:span><text:span text:style-name="T3"> 0</text:span><text:span text:style-name="T2">.</text:span></text:p>
          <draw:enhanced-geometry svg:viewBox="0 0 21600 21600" draw:type="rectangle" draw:enhanced-path="M 0 0 L 21600 0 21600 21600 0 21600 0 0 Z N"/>
        </draw:custom-shape>
        <draw:connector draw:style-name="world_20_state_20_arrow" draw:text-style-name="P1" draw:layer="layout" svg:x1="11.668cm" svg:y1="7.352cm" svg:x2="14.835cm" svg:y2="7.349cm" draw:start-shape="id14" draw:start-glue-point="1" draw:end-shape="id23" draw:end-glue-point="3" svg:d="M11668 7352h1590v-3h1577" svg:viewBox="0 0 3168 4">
          <text:p/>
        </draw:connector>
        <draw:custom-shape draw:style-name="gr6" draw:text-style-name="P4" xml:id="id24" draw:id="id24" draw:layer="layout" svg:width="5.858cm" svg:height="2.838cm" svg:x="14.827cm" svg:y="9.689cm">
          <text:p text:style-name="P4"><text:span text:style-name="T2">Robot reaches waypoint 0 and publishes </text:span><text:span text:style-name="T4">/reached_waypoint(0)</text:span><text:span text:style-name="T2">.</text:span> <text:span text:style-name="T5">The markerset pose is acquired through the mocap system and the robot pose is computed. The accuracy and segment time are evaluate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world_20_state_20_arrow" draw:text-style-name="P1" draw:layer="layout" svg:x1="11.655cm" svg:y1="11.106cm" svg:x2="14.827cm" svg:y2="11.108cm" draw:start-shape="id17" draw:start-glue-point="1" draw:end-shape="id24" draw:end-glue-point="3" svg:d="M11655 11106h1592v2h1580" svg:viewBox="0 0 3173 3">
          <text:p/>
        </draw:connector>
        <draw:custom-shape draw:style-name="gr6" draw:text-style-name="P3" xml:id="id25" draw:id="id25" draw:layer="layout" svg:width="5.85cm" svg:height="1.778cm" svg:x="14.835cm" svg:y="14.372cm">
          <text:p text:style-name="P2"><text:span text:style-name="T2">The robot can start moving toward waypoint </text:span><text:span text:style-name="T6">i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6" draw:id="id26" draw:layer="layout" svg:width="5.858cm" svg:height="2.838cm" svg:x="14.827cm" svg:y="17.65cm">
          <text:p text:style-name="P4"><text:span text:style-name="T2">Robot reaches waypoint </text:span><text:span text:style-name="T6">i</text:span><text:span text:style-name="T2"> and publishes </text:span><text:span text:style-name="T4">/reached_waypoint(i)</text:span><text:span text:style-name="T2">.</text:span> The markerset pose is acquired through the mocap system and the robot pose is computed. The accuracy and segment time are evaluated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world_20_state_20_arrow" draw:text-style-name="P1" draw:layer="layout" svg:x1="11.655cm" svg:y1="15.266cm" svg:x2="14.835cm" svg:y2="15.261cm" draw:start-shape="id15" draw:start-glue-point="1" draw:end-shape="id25" draw:end-glue-point="3" svg:d="M11655 15266h1596v-5h1584" svg:viewBox="0 0 3181 6">
          <text:p/>
        </draw:connector>
        <draw:connector draw:style-name="world_20_state_20_arrow" draw:text-style-name="P1" draw:layer="layout" svg:x1="11.655cm" svg:y1="19.071cm" svg:x2="14.827cm" svg:y2="19.069cm" draw:start-shape="id19" draw:start-glue-point="1" draw:end-shape="id26" draw:end-glue-point="3" svg:d="M11655 19071h1592v-2h1580" svg:viewBox="0 0 3173 3">
          <text:p/>
        </draw:connector>
        <draw:custom-shape draw:style-name="gr6" draw:text-style-name="P4" xml:id="id27" draw:id="id27" draw:layer="layout" svg:width="5.866cm" svg:height="2.838cm" svg:x="14.819cm" svg:y="21.55cm">
          <text:p text:style-name="P4"><text:span text:style-name="T2">Robot reaches waypoint </text:span><text:span text:style-name="T6">n</text:span><text:span text:style-name="T2"> and publishes </text:span><text:span text:style-name="T4">/reached_waypoint(n)</text:span><text:span text:style-name="T2">.</text:span> The markerset pose is acquired through the mocap system and the robot pose is computed. The accuracy and segment time are evaluated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world_20_state_20_arrow" draw:text-style-name="P1" draw:layer="layout" svg:x1="11.647cm" svg:y1="22.971cm" svg:x2="14.819cm" svg:y2="22.969cm" draw:end-shape="id27" draw:end-glue-point="3" svg:d="M11647 22971h1336v-2h1836" svg:viewBox="0 0 3173 3">
          <text:p/>
        </draw:connector>
        <draw:custom-shape draw:style-name="gr6" draw:text-style-name="P2" xml:id="id28" draw:id="id28" draw:layer="layout" svg:width="5.874cm" svg:height="2.306cm" svg:x="14.811cm" svg:y="25.495cm">
          <text:p text:style-name="P2"><text:span text:style-name="T2">The average accuracy and overall time from each segment are evaluated and sent to the RefBox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world_20_state_20_arrow" draw:text-style-name="P1" draw:layer="layout" svg:x1="6.601cm" svg:y1="26.646cm" svg:x2="14.811cm" svg:y2="26.648cm" draw:start-shape="id12" draw:start-glue-point="10" draw:end-shape="id28" draw:end-glue-point="3" svg:d="M6601 26646h4125v2h4085" svg:viewBox="0 0 8211 3">
          <text:p/>
        </draw:connector>
        <draw:connector draw:style-name="world_20_state_20_arrow" draw:text-style-name="P1" draw:layer="layout" svg:x1="4.118cm" svg:y1="2.586cm" svg:x2="14.843cm" svg:y2="2.585cm" draw:start-shape="id29" draw:start-glue-point="0" draw:end-shape="id30" svg:d="M4118 2586h5414v-1h5311" svg:viewBox="0 0 10726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te" style:family="graphic" style:parent-style-name="standard">
      <style:graphic-properties draw:stroke-dash="Dashed_20__28_var_29__20_4" svg:stroke-width="0.076cm" svg:stroke-color="#000000" draw:marker-start-width="0.305cm" draw:marker-end-width="0.305cm" draw:fill-color="#ffffff" draw:fill-gradient-name="Gradient_20_2" draw:fill-hatch-name="Hatching_20_1" draw:fill-image-name="Bitmape_20_1" draw:fill-image-width="0cm" draw:fill-image-height="0cm" draw:textarea-vertical-align="middle" draw:shadow-offset-x="0.203cm" draw:shadow-offset-y="0.203cm"/>
      <style:text-properties fo:font-size="10.5pt"/>
    </style:style>
    <style:style style:name="State_20_arrow" style:display-name="State arrow" style:family="graphic">
      <style:graphic-properties svg:stroke-width="0.051cm" draw:marker-start-width="0.279cm" draw:marker-end="Rounded_20_short_20_Arrow" draw:marker-end-width="0.203cm" draw:marker-end-center="false"/>
    </style:style>
    <style:style style:name="State_20_Payload_20_link" style:display-name="State Payload link" style:family="graphic">
      <style:graphic-properties svg:stroke-width="0.025cm" draw:marker-start-width="0.229cm" draw:marker-end-width="0.229cm"/>
      <style:text-properties fo:font-size="10.5pt"/>
    </style:style>
    <style:style style:name="Payload" style:family="graphic">
      <style:graphic-properties svg:stroke-width="0.025cm" draw:marker-start-width="0.229cm" draw:marker-end-width="0.229cm"/>
      <style:text-properties fo:font-size="9pt"/>
    </style:style>
    <style:style style:name="Group" style:family="graphic" style:parent-style-name="standard">
      <style:graphic-properties draw:stroke="none" draw:stroke-dash="Dashed_20__28_var_29__20_4" draw:fill-color="#cccccc" draw:fill-gradient-name="Gradient_20_2" draw:fill-hatch-name="Hatching_20_1" draw:fill-image-name="Bitmape_20_1" draw:fill-image-width="0cm" draw:fill-image-height="0cm" draw:textarea-horizontal-align="right"/>
      <style:paragraph-properties fo:text-align="end"/>
      <style:text-properties fo:font-size="9pt"/>
    </style:style>
    <style:style style:name="world_20_state_20_arrow" style:display-name="world state arrow" style:family="graphic" style:parent-style-name="standard">
      <style:graphic-properties draw:stroke-dash="Dashed_20__28_var_29__20_4" svg:stroke-width="0.102cm" svg:stroke-color="#3465a4" draw:marker-start-width="0.356cm" draw:marker-end="Rounded_20_large_20_Arrow" draw:marker-end-width="0.254cm" draw:fill-color="#3465a4" draw:fill-gradient-name="Gradient_20_2" draw:fill-hatch-name="Hatching_20_1" draw:fill-image-name="Bitmape_20_1" draw:fill-image-width="0cm" draw:fill-image-height="0cm"/>
    </style:style>
    <style:style style:name="world_20_state" style:display-name="world state" style:family="graphic" style:parent-style-name="standard">
      <style:graphic-properties draw:stroke="none" draw:stroke-dash="Dashed_20__28_var_29__20_4" draw:fill-color="#3465a4" draw:fill-gradient-name="Gradient_20_2" draw:fill-hatch-name="Hatching_20_1" draw:fill-image-name="Bitmape_20_1" draw:fill-image-width="0cm" draw:fill-image-height="0cm" draw:textarea-horizontal-align="left" draw:textarea-vertical-align="middle" fo:wrap-option="wrap"/>
      <style:text-properties fo:font-size="8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21:58:24.510253799</meta:creation-date>
    <dc:date>2015-10-28T23:43:20.632496507</dc:date>
    <meta:editing-duration>PT1H14M18S</meta:editing-duration>
    <meta:editing-cycles>11</meta:editing-cycles>
    <meta:generator>LibreOffice/4.2.8.2$Linux_x86 LibreOffice_project/420m0$Build-2</meta:generator>
    <meta:document-statistic meta:object-count="58"/>
  </office:meta>
</office:document-meta>
</file>